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SourceEntry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ingInterpret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riptSourceEntry.getCompil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SourceEntry.compile( Context context , Scriptable sco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riptSourceEntry.get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SourceEntry.ScriptSourceEntry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ingInterpret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